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omTypeDTO.getMaxGues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setInternet( InternetDTO intern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Amen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setTpaExtensions( TPAExtensionsDTO tpa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Intern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Ba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SizeMeasu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B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RoomTypeDTO( String cod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omTypeDTO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setChildCount( Integer chil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setSmokingType( SmokingType smoking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setAmenities( List &lt; String &gt; ameni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Smok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setCompositeType( CompositeType composit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Flo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Chil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RoomType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omTypeDTO.setFloor( Integer flo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setBathType( BathType bath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setBedCount( Integer be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ExtraB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Adul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Composit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setSizeMeasurement( String sizeMeasur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setMaxGuestCount( Integer maxGuest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setAdultCount( Integer adult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getTpa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TypeDTO.setExtraBedCount( Integer extraBe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